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UKai HK" svg:font-family="'AR PL UKai H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style:font-name-asian="AR PL UKai HK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32pt" fo:font-weight="bold" officeooo:paragraph-rsid="0017d811" style:font-name-asian="AR PL UKai HK" style:font-size-asian="32pt" style:font-weight-asian="bold" style:font-size-complex="32pt" style:font-weight-complex="bold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24pt" style:font-name-asian="AR PL UKai HK" style:font-size-asian="24pt" style:font-size-complex="2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家園在眼淚裡</text:p>
      <text:p text:style-name="P2"/>
      <text:p text:style-name="P4">漂泊多時</text:p>
      <text:p text:style-name="P4">真希望能</text:p>
      <text:p text:style-name="P4">安心寫寫代碼</text:p>
      <text:p text:style-name="P4">胡亂塗鴉</text:p>
      <text:p text:style-name="P4">偶爾附庸風雅</text:p>
      <text:p text:style-name="P4"/>
      <text:p text:style-name="P4">一座農舍</text:p>
      <text:p text:style-name="P4">一杯咖啡</text:p>
      <text:p text:style-name="P4">一盞清茶</text:p>
      <text:p text:style-name="P4">幾許綠色</text:p>
      <text:p text:style-name="P4">蟬鳴鳥歡</text:p>
      <text:p text:style-name="P4">伴着雨後泥土的清香</text:p>
      <text:p text:style-name="P4">或許還有那麼一灣小溪</text:p>
      <text:p text:style-name="P4">牛郎的童年</text:p>
      <text:p text:style-name="P4">依然還在那裡流淌著</text:p>
      <text:p text:style-name="P4">只是仍然還沒有她的下凡</text:p>
      <text:p text:style-name="P4"/>
      <text:p text:style-name="P4">遠離了那片土地</text:p>
      <text:p text:style-name="P4">聽不到無聲的哭泣</text:p>
      <text:p text:style-name="P4">簡陋的文字</text:p>
      <text:p text:style-name="P4">寫不了十幾億</text:p>
      <text:p text:style-name="P4">肚裡的眼淚</text:p>
      <text:p text:style-name="P4"><text:soft-page-break/></text:p>
      <text:p text:style-name="P2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UKai HK" svg:font-family="'AR PL UKai H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2-24T12:24:38.276960081</dc:date>
    <meta:editing-duration>PT21M26S</meta:editing-duration>
    <meta:editing-cycles>18</meta:editing-cycles>
    <meta:document-statistic meta:table-count="0" meta:image-count="0" meta:object-count="0" meta:page-count="2" meta:paragraph-count="21" meta:word-count="125" meta:character-count="125" meta:non-whitespace-character-count="125"/>
  </office:meta>
</office:document-meta>
</file>